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1.913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1.913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2.181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167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244cm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167cm"/>
    </style:style>
    <style:style style:name="gr8" style:family="graphic" style:parent-style-name="standard">
      <style:graphic-properties draw:textarea-horizontal-align="justify" draw:textarea-vertical-align="middle" draw:auto-grow-height="false" fo:min-height="2.417cm" fo:min-width="3.183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2.29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solid" draw:stroke-dash="Ultrafine_20_Dashed"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47cm" fo:min-width="3.26cm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1.659cm"/>
    </style:style>
    <style:style style:name="gr16" style:family="graphic" style:parent-style-name="standard">
      <style:graphic-properties draw:textarea-horizontal-align="justify" draw:textarea-vertical-align="middle" draw:auto-grow-height="false" fo:min-height="3.433cm" fo:min-width="3.691cm"/>
    </style:style>
    <style:style style:name="gr17" style:family="graphic" style:parent-style-name="standard">
      <style:graphic-properties draw:textarea-horizontal-align="justify" draw:textarea-vertical-align="middle" draw:auto-grow-height="false" fo:min-height="2.29cm" fo:min-width="1.99cm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1.405cm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1.401cm"/>
    </style:style>
    <style:style style:name="gr20" style:family="graphic" style:parent-style-name="standard">
      <style:graphic-properties draw:textarea-horizontal-align="justify" draw:textarea-vertical-align="middle" draw:auto-grow-height="false" fo:min-height="2.29cm" fo:min-width="1.786cm"/>
    </style:style>
    <style:style style:name="gr21" style:family="graphic" style:parent-style-name="standard">
      <style:graphic-properties draw:textarea-horizontal-align="justify" draw:textarea-vertical-align="middle" draw:auto-grow-height="false" fo:min-height="1.782cm" fo:min-width="3.691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147cm" fo:min-width="6.231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02cm" fo:min-width="2.929cm"/>
    </style:style>
    <style:style style:name="gr24" style:family="graphic" style:parent-style-name="standard">
      <style:graphic-properties draw:textarea-horizontal-align="justify" draw:textarea-vertical-align="middle" draw:auto-grow-height="false" fo:min-height="2.417cm" fo:min-width="3.691cm"/>
    </style:style>
    <style:style style:name="gr25" style:family="graphic" style:parent-style-name="standard">
      <style:graphic-properties draw:textarea-horizontal-align="justify" draw:textarea-vertical-align="middle" draw:auto-grow-height="false" fo:min-height="2.417cm" fo:min-width="3.071cm"/>
    </style:style>
    <style:style style:name="gr26" style:family="graphic" style:parent-style-name="standard">
      <style:graphic-properties draw:textarea-horizontal-align="justify" draw:textarea-vertical-align="middle" draw:auto-grow-height="false" fo:min-height="2.416cm" fo:min-width="2.929cm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131cm"/>
    </style:style>
    <style:style style:name="gr30" style:family="graphic" style:parent-style-name="standard">
      <style:graphic-properties draw:stroke="none" svg:stroke-color="#000000" draw:fill="none" draw:fill-color="#ffffff" fo:min-height="0.78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147cm" fo:min-width="3.31cm"/>
    </style:style>
    <style:style style:name="gr32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3" style:family="graphic" style:parent-style-name="standard">
      <style:graphic-properties draw:textarea-horizontal-align="justify" draw:textarea-vertical-align="middle" draw:auto-grow-height="false" fo:min-height="1.02cm" fo:min-width="1.278cm"/>
    </style:style>
    <style:style style:name="gr34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35" style:family="graphic" style:parent-style-name="standard">
      <style:graphic-properties draw:textarea-horizontal-align="justify" draw:textarea-vertical-align="middle" draw:auto-grow-height="false" fo:min-height="2.036cm" fo:min-width="1.786cm"/>
    </style:style>
    <style:style style:name="gr36" style:family="graphic" style:parent-style-name="standard">
      <style:graphic-properties draw:textarea-horizontal-align="justify" draw:textarea-vertical-align="middle" draw:auto-grow-height="false" fo:min-height="2.036cm" fo:min-width="2.04cm"/>
    </style:style>
    <style:style style:name="gr37" style:family="graphic" style:parent-style-name="standard">
      <style:graphic-properties draw:stroke="none" svg:stroke-color="#000000" draw:fill="none" draw:fill-color="#ffffff" fo:min-height="0.258cm"/>
    </style:style>
    <style:style style:name="gr38" style:family="graphic" style:parent-style-name="standard">
      <style:graphic-properties draw:textarea-horizontal-align="justify" draw:textarea-vertical-align="middle" draw:auto-grow-height="false" fo:min-height="0.893cm" fo:min-width="1.405cm"/>
    </style:style>
    <style:style style:name="gr39" style:family="graphic" style:parent-style-name="standard">
      <style:graphic-properties draw:textarea-horizontal-align="justify" draw:textarea-vertical-align="middle" draw:auto-grow-height="false" fo:min-height="0.639cm" fo:min-width="1.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3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7pt" style:font-size-asian="8pt" style:font-size-complex="8pt"/>
    </style:style>
    <style:style style:name="P12" style:family="paragraph">
      <loext:graphic-properties draw:fill="none" draw:fill-color="#ffffff"/>
      <style:text-properties fo:font-size="7pt" style:font-size-asian="8pt" style:font-size-complex="8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889cm" svg:x="6.08cm" svg:y="1.381cm">
          <text:p text:style-name="P1">SD C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397cm" draw:transform="skewX (-0.00663225115757845) translate (6.042cm 3.508cm)">
          <text:p text:style-name="P1">Buff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81cm" svg:height="1.397cm" svg:x="9.128cm" svg:y="3.474cm">
          <text:p text:style-name="P2"><text:span text:style-name="T1">Buffer2RA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67cm" svg:height="1.524cm" svg:x="12.811cm" svg:y="5.445cm">
          <text:p text:style-name="P2"><text:span text:style-name="T1">SDRAM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44cm" svg:height="2.032cm" svg:x="16.748cm" svg:y="5.191cm">
          <text:p>SDSRA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67cm" svg:height="1.143cm" svg:x="9.128cm" svg:y="7.35cm">
          <text:p text:style-name="P1"><text:span text:style-name="T1">Read FIFO</text:span></text:p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67cm" svg:height="1.27cm" svg:x="9.128cm" svg:y="8.747cm">
          <text:p text:style-name="P1"><text:span text:style-name="T1">Store buffer </text:span></text:p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3cm" svg:height="2.667cm" svg:x="4.937cm" svg:y="7.35cm">
          <text:p text:style-name="P3"><text:span text:style-name="T2">Image </text:span></text:p>
          <text:p text:style-name="P3"><text:span text:style-name="T2">Processing </text:span></text:p>
          <text:p text:style-name="P3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94cm" svg:height="2.54cm" svg:x="1.762cm" svg:y="4.937cm">
          <text:p text:style-name="P1">SOC</text:p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3.413cm" svg:y1="4.048cm" svg:x2="6.08cm" svg:y2="4.048cm">
          <text:p/>
        </draw:line>
        <draw:line draw:style-name="gr10" draw:text-style-name="P4" draw:layer="layout" svg:x1="3.413cm" svg:y1="4.048cm" svg:x2="3.413cm" svg:y2="4.937cm">
          <text:p/>
        </draw:line>
        <draw:line draw:style-name="gr10" draw:text-style-name="P4" draw:layer="layout" svg:x1="3.286cm" svg:y1="8.747cm" svg:x2="3.286cm" svg:y2="7.477cm">
          <text:p/>
        </draw:line>
        <draw:line draw:style-name="gr10" draw:text-style-name="P4" draw:layer="layout" svg:x1="3.286cm" svg:y1="8.747cm" svg:x2="4.81cm" svg:y2="8.747cm">
          <text:p/>
        </draw:line>
        <draw:line draw:style-name="gr10" draw:text-style-name="P4" draw:layer="layout" svg:x1="8.493cm" svg:y1="4.048cm" svg:x2="9.255cm" svg:y2="4.048cm">
          <text:p/>
        </draw:line>
        <draw:line draw:style-name="gr10" draw:text-style-name="P4" draw:layer="layout" svg:x1="7.096cm" svg:y1="2.27cm" svg:x2="7.096cm" svg:y2="3.413cm">
          <text:p/>
        </draw:line>
        <draw:line draw:style-name="gr10" draw:text-style-name="P4" draw:layer="layout" svg:x1="14.081cm" svg:y1="4.048cm" svg:x2="14.081cm" svg:y2="5.445cm">
          <text:p/>
        </draw:line>
        <draw:line draw:style-name="gr11" draw:text-style-name="P4" draw:layer="layout" svg:x1="11.795cm" svg:y1="4.048cm" svg:x2="14.081cm" svg:y2="4.048cm">
          <text:p/>
        </draw:line>
        <draw:line draw:style-name="gr10" draw:text-style-name="P4" draw:layer="layout" svg:x1="13.7cm" svg:y1="7.858cm" svg:x2="13.7cm" svg:y2="6.969cm">
          <text:p/>
        </draw:line>
        <draw:line draw:style-name="gr11" draw:text-style-name="P4" draw:layer="layout" svg:x1="11.922cm" svg:y1="7.858cm" svg:x2="13.7cm" svg:y2="7.858cm">
          <text:p/>
        </draw:line>
        <draw:line draw:style-name="gr11" draw:text-style-name="P4" draw:layer="layout" svg:x1="14.081cm" svg:y1="6.969cm" svg:x2="14.081cm" svg:y2="9.382cm">
          <text:p/>
        </draw:line>
        <draw:line draw:style-name="gr10" draw:text-style-name="P4" draw:layer="layout" svg:x1="14.081cm" svg:y1="9.382cm" svg:x2="11.922cm" svg:y2="9.382cm">
          <text:p/>
        </draw:line>
        <draw:line draw:style-name="gr12" draw:text-style-name="P1" draw:layer="layout" svg:x1="15.478cm" svg:y1="6.207cm" svg:x2="16.748cm" svg:y2="6.207cm">
          <text:p/>
        </draw:line>
        <draw:custom-shape draw:style-name="gr13" draw:text-style-name="P5" draw:layer="layout" svg:width="3.76cm" svg:height="1.397cm" svg:x="16.24cm" svg:y="1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175cm" svg:height="2.54cm" svg:x="1.381cm" svg:y="14.335cm">
          <text:p text:style-name="P1">RGB2Gray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159cm" svg:height="2.54cm" svg:x="5.445cm" svg:y="14.335cm">
          <text:p text:style-name="P1">Resiz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3.683cm" svg:x="11.795cm" svg:y="13.7cm">
          <text:p text:style-name="P6"><text:span text:style-name="T3">M</text:span><text:span text:style-name="T3">A</text:span><text:span text:style-name="T3">T</text:span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9cm" svg:height="2.54cm" svg:x="16.875cm" svg:y="14.335cm">
          <text:p text:style-name="P1">Fusion</text:p>
          <text:p text:style-name="P1">multipl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905cm" svg:height="1.524cm" svg:x="11.795cm" svg:y="18.399cm">
          <text:p text:style-name="P2"><text:span text:style-name="T1">Mask </text:span></text:p>
          <text:p text:style-name="P2"><text:span text:style-name="T4">Gaussi</text:span><text:span text:style-name="T4">an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901cm" svg:height="1.524cm" draw:transform="skewX (-0.00663225115757845) translate (14.075cm 18.399cm)">
          <text:p text:style-name="P7"><text:span text:style-name="T4">SVMTrai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286cm" svg:height="2.54cm" svg:x="8.493cm" svg:y="14.335cm">
          <text:p text:style-name="P1">Scan</text:p>
          <text:p text:style-name="P1">window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81cm" svg:y1="7.096cm" svg:x2="11.922cm" svg:y2="7.096cm">
          <text:p/>
        </draw:line>
        <draw:line draw:style-name="gr11" draw:text-style-name="P4" draw:layer="layout" svg:x1="4.81cm" svg:y1="7.096cm" svg:x2="4.81cm" svg:y2="10.271cm">
          <text:p/>
        </draw:line>
        <draw:line draw:style-name="gr11" draw:text-style-name="P4" draw:layer="layout" svg:x1="4.81cm" svg:y1="10.271cm" svg:x2="11.922cm" svg:y2="10.144cm">
          <text:p/>
        </draw:line>
        <draw:line draw:style-name="gr11" draw:text-style-name="P4" draw:layer="layout" svg:x1="11.922cm" svg:y1="7.096cm" svg:x2="11.922cm" svg:y2="10.144cm">
          <text:p/>
        </draw:line>
        <draw:line draw:style-name="gr10" draw:text-style-name="P4" draw:layer="layout" svg:x1="8.62cm" svg:y1="7.858cm" svg:x2="9.128cm" svg:y2="7.858cm">
          <text:p/>
        </draw:line>
        <draw:line draw:style-name="gr10" draw:text-style-name="P4" draw:layer="layout" svg:x1="9.128cm" svg:y1="9.382cm" svg:x2="8.62cm" svg:y2="9.382cm">
          <text:p/>
        </draw:line>
        <draw:line draw:style-name="gr10" draw:text-style-name="P4" draw:layer="layout" svg:x1="12.811cm" svg:y1="18.399cm" svg:x2="12.811cm" svg:y2="17.383cm">
          <text:p/>
        </draw:line>
        <draw:line draw:style-name="gr10" draw:text-style-name="P4" draw:layer="layout" svg:x1="14.97cm" svg:y1="18.399cm" svg:x2="14.97cm" svg:y2="17.383cm">
          <text:p/>
        </draw:line>
        <draw:line draw:style-name="gr10" draw:text-style-name="P4" draw:layer="layout" svg:x1="10.779cm" svg:y1="15.605cm" svg:x2="11.795cm" svg:y2="15.605cm">
          <text:p/>
        </draw:line>
        <draw:line draw:style-name="gr10" draw:text-style-name="P4" draw:layer="layout" svg:x1="7.604cm" svg:y1="15.605cm" svg:x2="8.493cm" svg:y2="15.605cm">
          <text:p/>
        </draw:line>
        <draw:line draw:style-name="gr10" draw:text-style-name="P4" draw:layer="layout" svg:x1="4.556cm" svg:y1="15.605cm" svg:x2="5.445cm" svg:y2="15.605cm">
          <text:p/>
        </draw:line>
        <draw:line draw:style-name="gr10" draw:text-style-name="P4" draw:layer="layout" svg:x1="15.986cm" svg:y1="15.605cm" svg:x2="16.875cm" svg:y2="15.605cm">
          <text:p/>
        </draw:line>
        <draw:custom-shape draw:style-name="gr21" draw:text-style-name="P3" draw:layer="layout" svg:width="4.191cm" svg:height="2.032cm" svg:x="3.159cm" svg:y="18.018cm">
          <text:p text:style-name="P1"><text:span text:style-name="T2">FSM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731cm" svg:height="1.397cm" svg:x="1cm" svg:y="12.303cm">
          <text:p text:style-name="P1">Image Processing Cor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3" draw:text-style-name="P5" draw:layer="layout" svg:width="3.429cm" svg:height="1.27cm" svg:x="1cm" svg:y="1cm">
          <text:p text:style-name="P1">MATH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191cm" svg:height="2.667cm" svg:x="3.032cm" svg:y="3.286cm">
          <text:p text:style-name="P1">HOG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571cm" svg:height="2.667cm" draw:transform="skewX (-0.0197222205475359) translate (9.187cm 3.286cm)">
          <text:p text:style-name="P1">Convolution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429cm" svg:height="2.666cm" draw:transform="skewX (-0.0296705972839036) translate (14.028cm 3.286cm)">
          <text:p text:style-name="P1">Detect</text:p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048cm" svg:height="1.27cm" svg:x="9.509cm" svg:y="7.985cm">
          <text:p text:style-name="P1">SVMTrain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1.033cm" svg:y1="7.985cm" svg:x2="11.033cm" svg:y2="5.953cm">
          <text:p/>
        </draw:line>
        <draw:line draw:style-name="gr10" draw:text-style-name="P4" draw:layer="layout" svg:x1="7.223cm" svg:y1="4.556cm" svg:x2="9.255cm" svg:y2="4.556cm">
          <text:p/>
        </draw:line>
        <draw:line draw:style-name="gr10" draw:text-style-name="P4" draw:layer="layout" svg:x1="1cm" svg:y1="4.556cm" svg:x2="3.032cm" svg:y2="4.556cm">
          <text:p/>
        </draw:line>
        <draw:line draw:style-name="gr10" draw:text-style-name="P4" draw:layer="layout" svg:x1="12.049cm" svg:y1="4.556cm" svg:x2="14.081cm" svg:y2="4.556cm">
          <text:p/>
        </draw:line>
        <draw:line draw:style-name="gr10" draw:text-style-name="P4" draw:layer="layout" svg:x1="17.51cm" svg:y1="4.556cm" svg:x2="19.542cm" svg:y2="4.556cm">
          <text:p/>
        </draw:line>
        <draw:line draw:style-name="gr28" draw:text-style-name="P4" draw:layer="layout" svg:x1="1.889cm" svg:y1="4.429cm" svg:x2="1.635cm" svg:y2="4.683cm">
          <text:p/>
        </draw:line>
        <draw:line draw:style-name="gr11" draw:text-style-name="P4" draw:layer="layout" svg:x1="8.239cm" svg:y1="4.429cm" svg:x2="7.985cm" svg:y2="4.683cm">
          <text:p/>
        </draw:line>
        <draw:line draw:style-name="gr11" draw:text-style-name="P4" draw:layer="layout" svg:x1="10.906cm" svg:y1="6.969cm" svg:x2="11.16cm" svg:y2="7.223cm">
          <text:p/>
        </draw:line>
        <draw:frame draw:style-name="gr29" draw:text-style-name="P9" draw:layer="layout" svg:width="1.651cm" svg:height="1.039cm" svg:x="1cm" svg:y="3.667cm">
          <draw:text-box>
            <text:p text:style-name="P8"><text:span text:style-name="T5">130x</text:span><text:span text:style-name="T5">66</text:span></text:p>
          </draw:text-box>
        </draw:frame>
        <draw:frame draw:style-name="gr30" draw:text-style-name="P9" draw:layer="layout" svg:width="1.397cm" svg:height="1.039cm" svg:x="7.477cm" svg:y="3.86cm">
          <draw:text-box>
            <text:p text:style-name="P8"><text:span text:style-name="T5">3780</text:span></text:p>
          </draw:text-box>
        </draw:frame>
        <draw:frame draw:style-name="gr30" draw:text-style-name="P9" draw:layer="layout" svg:width="1.397cm" svg:height="1.039cm" svg:x="9.763cm" svg:y="6.715cm">
          <draw:text-box>
            <text:p text:style-name="P8"><text:span text:style-name="T5">3780</text:span></text:p>
          </draw:text-box>
        </draw:frame>
        <draw:custom-shape draw:style-name="gr31" draw:text-style-name="P5" draw:layer="layout" svg:width="3.81cm" svg:height="1.397cm" svg:x="1cm" svg:y="10.525cm">
          <text:p text:style-name="P1">HOG</text:p>
          <draw:enhanced-geometry svg:viewBox="0 0 21600 21600" draw:type="rectangle" draw:enhanced-path="M 0 0 L 21600 0 21600 21600 0 21600 0 0 Z N"/>
        </draw:custom-shape>
        <draw:custom-shape draw:style-name="gr32" draw:text-style-name="P1" xml:id="id1" draw:id="id1" draw:layer="layout" svg:width="2.54cm" svg:height="1.27cm" svg:x="2.524cm" svg:y="14.081cm">
          <text:p text:style-name="P1"><text:s/>Register</text:p>
          <draw:enhanced-geometry svg:viewBox="0 0 21600 21600" draw:type="rectangle" draw:enhanced-path="M 0 0 L 21600 0 21600 21600 0 21600 0 0 Z N"/>
        </draw:custom-shape>
        <draw:custom-shape draw:style-name="gr33" draw:text-style-name="P10" xml:id="id2" draw:id="id2" draw:layer="layout" svg:width="1.778cm" svg:height="1.27cm" svg:x="4.429cm" svg:y="12.303cm">
          <text:p text:style-name="P10"><text:span text:style-name="T4">dX </text:span></text:p>
          <text:p text:style-name="P10"><text:span text:style-name="T4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xml:id="id3" draw:id="id3" draw:layer="layout" svg:width="1.778cm" svg:height="1.27cm" draw:transform="skewX (0.000872664625997165) rotate (0.000523598775598299) translate (4.429cm 15.86cm)">
          <text:p text:style-name="P10"><text:span text:style-name="T4">dY </text:span></text:p>
          <text:p text:style-name="P10"><text:span text:style-name="T4">module 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86cm" svg:height="1.27cm" svg:x="7.604cm" svg:y="12.303cm">
          <text:p text:style-name="P10"><text:span text:style-name="T4">Magitude</text:span></text:p>
          <text:p text:style-name="P10"><text:span text:style-name="T4">module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86cm" svg:height="1.27cm" svg:x="7.604cm" svg:y="15.859cm">
          <text:p text:style-name="P1"><text:span text:style-name="T4">Angle</text:span></text:p>
          <text:p text:style-name="P1"><text:span text:style-name="T4">module</text:span>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286cm" svg:height="2.286cm" svg:x="10.525cm" svg:y="13.573cm">
          <text:p text:style-name="P1">HOG 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54cm" svg:height="2.286cm" svg:x="15.986cm" svg:y="13.573cm">
          <text:p text:style-name="P1">HOG</text:p>
          <text:p text:style-name="P1">window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3.794cm" svg:y1="14.081cm" svg:x2="4.429cm" svg:y2="12.938cm" draw:start-shape="id1" draw:start-glue-point="0" draw:end-shape="id2" draw:end-glue-point="3" svg:d="M3794 14081v-1143h635" svg:viewBox="0 0 636 1144">
          <text:p/>
        </draw:connector>
        <draw:connector draw:style-name="gr10" draw:text-style-name="P4" draw:layer="layout" svg:x1="3.794cm" svg:y1="15.351cm" svg:x2="4.429cm" svg:y2="16.495cm" draw:start-shape="id1" draw:start-glue-point="2" draw:end-shape="id3" draw:end-glue-point="3" svg:d="M3794 15351v1144h635" svg:viewBox="0 0 636 1145">
          <text:p/>
        </draw:connector>
        <draw:line draw:style-name="gr10" draw:text-style-name="P4" draw:layer="layout" svg:x1="6.207cm" svg:y1="12.938cm" svg:x2="7.604cm" svg:y2="12.938cm">
          <text:p/>
        </draw:line>
        <draw:line draw:style-name="gr10" draw:text-style-name="P4" draw:layer="layout" svg:x1="6.207cm" svg:y1="16.748cm" svg:x2="7.604cm" svg:y2="16.748cm">
          <text:p/>
        </draw:line>
        <draw:line draw:style-name="gr10" draw:text-style-name="P4" draw:layer="layout" svg:x1="6.207cm" svg:y1="16.24cm" svg:x2="7.604cm" svg:y2="16.24cm">
          <text:p/>
        </draw:line>
        <draw:line draw:style-name="gr10" draw:text-style-name="P4" draw:layer="layout" svg:x1="6.842cm" svg:y1="13.319cm" svg:x2="7.604cm" svg:y2="13.319cm">
          <text:p/>
        </draw:line>
        <draw:line draw:style-name="gr11" draw:text-style-name="P4" draw:layer="layout" svg:x1="6.588cm" svg:y1="16.24cm" svg:x2="6.588cm" svg:y2="12.938cm">
          <text:p/>
        </draw:line>
        <draw:line draw:style-name="gr11" draw:text-style-name="P4" draw:layer="layout" svg:x1="6.842cm" svg:y1="13.319cm" svg:x2="6.842cm" svg:y2="16.748cm">
          <text:p/>
        </draw:line>
        <draw:line draw:style-name="gr10" draw:text-style-name="P4" draw:layer="layout" svg:x1="18.526cm" svg:y1="14.716cm" svg:x2="20cm" svg:y2="14.716cm">
          <text:p/>
        </draw:line>
        <draw:line draw:style-name="gr11" draw:text-style-name="P4" draw:layer="layout" svg:x1="19.161cm" svg:y1="14.589cm" svg:x2="18.907cm" svg:y2="14.843cm">
          <text:p/>
        </draw:line>
        <draw:frame draw:style-name="gr37" draw:text-style-name="P12" draw:layer="layout" svg:width="1.22cm" svg:height="0.526cm" svg:x="18.653cm" svg:y="14.081cm">
          <draw:text-box>
            <text:p text:style-name="P11"><text:span text:style-name="T6">3780</text:span></text:p>
          </draw:text-box>
        </draw:frame>
        <draw:line draw:style-name="gr10" draw:text-style-name="P4" draw:layer="layout" svg:x1="1cm" svg:y1="14.208cm" svg:x2="2.143cm" svg:y2="14.208cm">
          <text:p/>
        </draw:line>
        <draw:line draw:style-name="gr11" draw:text-style-name="P4" draw:layer="layout" svg:x1="8.747cm" svg:y1="13.573cm" svg:x2="8.747cm" svg:y2="14.335cm">
          <text:p/>
        </draw:line>
        <draw:line draw:style-name="gr11" draw:text-style-name="P4" draw:layer="layout" svg:x1="8.747cm" svg:y1="15.097cm" svg:x2="8.747cm" svg:y2="15.859cm">
          <text:p/>
        </draw:line>
        <draw:line draw:style-name="gr10" draw:text-style-name="P4" draw:layer="layout" svg:x1="8.747cm" svg:y1="15.097cm" svg:x2="10.525cm" svg:y2="15.097cm">
          <text:p/>
        </draw:line>
        <draw:line draw:style-name="gr10" draw:text-style-name="P4" draw:layer="layout" svg:x1="8.747cm" svg:y1="14.335cm" svg:x2="10.525cm" svg:y2="14.335cm">
          <text:p/>
        </draw:line>
        <draw:custom-shape draw:style-name="gr38" draw:text-style-name="P13" draw:layer="layout" svg:width="1.905cm" svg:height="1.143cm" draw:transform="skewX (-0.00785398163397449) rotate (-0.00750491578357628) translate (13.446cm 14.067cm)">
          <text:p text:style-name="P13"><text:span text:style-name="T4">Normalize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2.33cm" svg:height="0.889cm" svg:x="10.481cm" svg:y="16.748cm">
          <text:p text:style-name="P1"><text:span text:style-name="T5">Mask </text:span></text:p>
          <text:p text:style-name="P1"><text:span text:style-name="T5">Gaus</text:span><text:span text:style-name="T5">sian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5.351cm" svg:y1="14.716cm" svg:x2="15.986cm" svg:y2="14.716cm">
          <text:p/>
        </draw:line>
        <draw:line draw:style-name="gr10" draw:text-style-name="P4" draw:layer="layout" svg:x1="12.811cm" svg:y1="14.716cm" svg:x2="13.446cm" svg:y2="14.716cm">
          <text:p/>
        </draw:line>
        <draw:line draw:style-name="gr10" draw:text-style-name="P4" draw:layer="layout" svg:x1="11.668cm" svg:y1="16.748cm" svg:x2="11.668cm" svg:y2="15.8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1T15:57:26.681026270</meta:creation-date>
    <meta:editing-cycles>5</meta:editing-cycles>
    <meta:editing-duration>PT17M12S</meta:editing-duration>
    <dc:date>2017-01-01T17:35:20.884639932</dc:date>
    <meta:generator>LibreOffice/5.1.4.2$Linux_X86_64 LibreOffice_project/10m0$Build-2</meta:generator>
    <meta:document-statistic meta:object-count="89"/>
  </office:meta>
</office:document-meta>
</file>